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c9c" officeooo:paragraph-rsid="000abc9c"/>
    </style:style>
    <style:style style:name="P2" style:family="paragraph" style:parent-style-name="Standard">
      <style:paragraph-properties fo:text-align="center" style:justify-single-word="false"/>
      <style:text-properties officeooo:rsid="000abc9c" officeooo:paragraph-rsid="000abc9c"/>
    </style:style>
    <style:style style:name="P3" style:family="paragraph" style:parent-style-name="Standard">
      <style:text-properties officeooo:rsid="000abc9c" officeooo:paragraph-rsid="000abc9c"/>
    </style:style>
    <style:style style:name="P4" style:family="paragraph" style:parent-style-name="Standard">
      <style:text-properties officeooo:rsid="000e1db7" officeooo:paragraph-rsid="000e1db7"/>
    </style:style>
    <style:style style:name="P5" style:family="paragraph" style:parent-style-name="Standard">
      <style:text-properties fo:color="#d4d4d4" style:font-name="Droid Sans Mono" fo:font-size="10.5pt" fo:font-weight="normal" officeooo:rsid="000e1db7" officeooo:paragraph-rsid="000e1db7" fo:background-color="#1e1e1e"/>
    </style:style>
    <style:style style:name="T1" style:family="text">
      <style:text-properties fo:color="#9cdc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XEL ART</text:p>
      <text:p text:style-name="P1"/>
      <text:p text:style-name="P1"/>
      <text:p text:style-name="P1">Apuntes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egntas: </text:p>
      <text:p text:style-name="P4"/>
      <text:p text:style-name="P5"><text:span text:style-name="T1">colorActual</text:span> = <text:span text:style-name="T1">colorPersonalizado</text:span>.<text:span text:style-name="T1">value</text:span>; </text:p>
      <text:p text:style-name="P4"/>
      <text:p text:style-name="P4">Que hace el colorPersonalizado.value ???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1:15:50.095137946</meta:creation-date>
    <dc:date>2018-10-18T15:34:00.227564219</dc:date>
    <meta:editing-duration>PT16M1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2" meta:character-count="108" meta:non-whitespace-character-count="98"/>
  </office:meta>
</office:document-meta>
</file>